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vg:font-family="Lucida"/>
    <style:font-face style:name="Mangal2" svg:font-family="Mangal"/>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Arial" fo:font-size="12pt" style:font-name-asian="Lucida" style:font-size-asian="12pt" style:font-name-complex="Lucida" style:font-size-complex="12pt"/>
    </style:style>
    <style:style style:name="P2" style:family="paragraph" style:parent-style-name="Standard">
      <style:paragraph-properties fo:text-align="start" style:justify-single-word="false" style:text-autospace="none"/>
      <style:text-properties fo:color="#000000" style:font-name="Arial" fo:font-size="12pt" fo:font-style="italic" style:font-name-asian="Lucida" style:font-size-asian="12pt" style:font-style-asian="italic" style:font-name-complex="Lucida" style:font-size-complex="12pt" style:font-style-complex="italic"/>
    </style:style>
    <style:style style:name="P3" style:family="paragraph" style:parent-style-name="Standard">
      <style:text-properties style:font-name="Arial" fo:font-size="12pt" style:font-size-asian="12pt" style:font-size-complex="12pt"/>
    </style:style>
    <style:style style:name="P4" style:family="paragraph" style:parent-style-name="Standard">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autospace="none"/>
      <style:text-properties fo:color="#000000" style:font-name="Arial" fo:font-size="12pt" style:font-name-asian="Lucida" style:font-size-asian="12pt" style:font-name-complex="Lucida" style:font-size-complex="12pt"/>
    </style:style>
    <style:style style:name="P6" style:family="paragraph" style:parent-style-name="Standard">
      <style:paragraph-properties style:text-autospace="none"/>
      <style:text-properties fo:color="#000000" style:font-name="Arial" fo:font-size="12pt" style:font-name-asian="Lucida" style:font-size-asian="12pt" style:font-name-complex="Lucida" style:font-size-complex="12pt"/>
    </style:style>
    <style:style style:name="P7" style:family="paragraph" style:parent-style-name="Standard">
      <style:paragraph-properties fo:text-align="start" style:justify-single-word="false" style:text-autospace="none"/>
      <style:text-properties fo:color="#000000" style:font-name="Arial" fo:font-size="12pt" fo:font-style="italic" style:font-name-asian="Lucida" style:font-size-asian="12pt" style:font-style-asian="italic" style:font-name-complex="Lucida" style:font-size-complex="12pt" style:font-style-complex="italic"/>
    </style:style>
    <style:style style:name="P8" style:family="paragraph" style:parent-style-name="Standard">
      <style:paragraph-properties style:text-autospace="none"/>
      <style:text-properties fo:color="#000000" style:font-name="Arial" fo:font-size="12pt" fo:font-style="italic" style:font-name-asian="Lucida" style:font-size-asian="12pt" style:font-style-asian="italic" style:font-name-complex="Lucida" style:font-size-complex="12pt" style:font-style-complex="italic"/>
    </style:style>
    <style:style style:name="P9" style:family="paragraph" style:parent-style-name="Standard">
      <style:paragraph-properties style:text-autospace="none"/>
      <style:text-properties fo:color="#000000" style:font-name="Arial" fo:font-size="12pt" fo:font-weight="bold" style:font-name-asian="Lucida" style:font-size-asian="12pt" style:font-weight-asian="bold" style:font-name-complex="Lucida"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2.1</text:p>
      <text:p text:style-name="P3"/>
      <text:p text:style-name="P3">Unter Systemarchitektur verseht man eine strukturierte oder hierarchische Anordnung der Systemkomponenten sowie Beschreibung ihrer Beziehungen. In dem Bereich des Softwaredesigns fallen hingegen der Entwurf der einzelnen Funktionen und Algorithmen, sowie die Klassen- und Objektstruktur.</text:p>
      <text:p text:style-name="P3"/>
      <text:p text:style-name="P3"/>
      <text:p text:style-name="P3">5.2.2</text:p>
      <text:p text:style-name="P3"/>
      <text:p text:style-name="P4">Komponente:</text:p>
      <text:p text:style-name="P1">Eine Komponente ist eine Spezialisierung einer Klasse und ein modularer Teil eines Softwaresystems. Sie besitzt Strukturmerkmale (wie z.B. Attribute und Funktionen) und kann mit anderen Komponenten in Beziehung gesetzt werden.</text:p>
      <text:p text:style-name="P2">Beispiel:</text:p>
      <text:p text:style-name="P1">Bei einem Emailsystem kann der Emaileingang eine eigene Komponente darstellen.</text:p>
      <text:p text:style-name="P6"/>
      <text:p text:style-name="P9">Paket:</text:p>
      <text:p text:style-name="P6">Pakete helfen Komponente zusammenzufassen und zu strukturieren. Dabei kommen Komponente die aufgrund ihrer Eigenschaften zusammenwirken in dasselbe Paket.</text:p>
      <text:p text:style-name="P8">Beispiel:</text:p>
      <text:p text:style-name="P6">Es können bei einem Emailsystem die Klassen für Emailausgang und Emailschreiben in ein Paket gelegt werden.</text:p>
      <text:p text:style-name="P1"/>
      <text:p text:style-name="P1">Framework:</text:p>
      <text:p text:style-name="P1">Ein Framework (Rahmenwerk) ist ein durch einen Software-Entwickler anpassbares oder erweiterbares System mit kooperierender Klassen, die einen wiederverwendbaren Entwurf für einen bestimmten Anwendungsbereich implementieren. (Balzert)</text:p>
      <text:p text:style-name="P2">Beispiel:</text:p>
      <text:p text:style-name="P1">???</text:p>
      <text:p text:style-name="P1"/>
      <text:p text:style-name="P1"/>
      <text:p text:style-name="P1">5.2.3</text:p>
      <text:p text:style-name="P1"/>
      <text:p text:style-name="P1">Verschiedene Sichten auf eine Architektur sind weitestgehend sinnvoll da somit die Architektur durch verschiedene Einflüsse der Mitarbeiter verbessert werden kann. Jedoch gibt es unserer Meinung auch Nachteile. Wenn zu viele Mitarbeiter an dem Entwurf etwas auszusetzen haben wird es schwierig das gesamte Konzept zu überarbeiten da zu viele Änderungen vorgenommen werden müssen. Dadurch kann es vorkommen das die Architektur komplett neu angegangen werden muss. </text:p>
      <text:p text:style-name="P1"/>
      <text:p text:style-name="P1"/>
      <text:p text:style-name="P1">5.2.4</text:p>
      <text:p text:style-name="P1"/>
      <text:p text:style-name="P1">Nichts.</text:p>
      <text:p text:style-name="P1"/>
      <text:p text:style-name="P1"/>
      <text:p text:style-name="P1">5.2.5</text:p>
      <text:p text:style-name="P1">Es ist gut die Definitionen der Begriffe einmal erarbeitet und sich darüber Gedanken gemacht zu haben.</text:p>
      <text:p text:style-name="P1"/>
      <text:p text:style-name="P1"/>
      <text:p text:style-name="P1"><text:soft-page-break/></text:p>
      <text:p text:style-name="P1">5.2.6</text:p>
      <text:p text:style-name="P1">Aus unserer Sicht ist nun eine bessere Strukturierung der einzelnen Begriffe vorhanden was beim planen eines Projekts ein Vorteil bringt.</text:p>
      <text:p text:style-name="P1"/>
      <text:p text:style-name="P1"/>
      <text:p text:style-name="P1">5.2.7</text:p>
      <text:p text:style-name="P1"/>
      <text:p text:style-name="P1">Gesamtaufwand aller Gruppenmitglieder: 6 Stunde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vg:font-family="Lucida"/>
    <style:font-face style:name="Mangal2" svg:font-family="Mangal"/>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Hintergrund" style:family="paragraph">
      <style:paragraph-properties fo:text-align="center" style:justify-single-word="false" style:text-autospace="none"/>
    </style:style>
    <style:style style:name="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Gliederung_20_1" style:display-name="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itel1_7e_LT_7e_Gliederung_20_1" style:display-name="Titel1~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Titel1_7e_LT_7e_Gliederung_20_2" style:display-name="Titel1~LT~Gliederung 2" style:family="paragraph" style:parent-style-name="Titel1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el1_7e_LT_7e_Gliederung_20_3" style:display-name="Titel1~LT~Gliederung 3" style:family="paragraph" style:parent-style-name="Titel1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el1_7e_LT_7e_Gliederung_20_4" style:display-name="Titel1~LT~Gliederung 4" style:family="paragraph" style:parent-style-name="Titel1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el1_7e_LT_7e_Gliederung_20_5" style:display-name="Titel1~LT~Gliederung 5" style:family="paragraph" style:parent-style-name="Titel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el1_7e_LT_7e_Gliederung_20_6" style:display-name="Titel1~LT~Gliederung 6" style:family="paragraph" style:parent-style-name="Titel1_7e_LT_7e_Gliederung_20_5"/>
    <style:style style:name="Titel1_7e_LT_7e_Gliederung_20_7" style:display-name="Titel1~LT~Gliederung 7" style:family="paragraph" style:parent-style-name="Titel1_7e_LT_7e_Gliederung_20_6"/>
    <style:style style:name="Titel1_7e_LT_7e_Gliederung_20_8" style:display-name="Titel1~LT~Gliederung 8" style:family="paragraph" style:parent-style-name="Titel1_7e_LT_7e_Gliederung_20_7"/>
    <style:style style:name="Titel1_7e_LT_7e_Gliederung_20_9" style:display-name="Titel1~LT~Gliederung 9" style:family="paragraph" style:parent-style-name="Titel1_7e_LT_7e_Gliederung_20_8"/>
    <style:style style:name="Titel1_7e_LT_7e_Titel" style:display-name="Titel1~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Titel1_7e_LT_7e_Untertitel" style:display-name="Titel1~LT~Untertitel"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Titel1_7e_LT_7e_Notizen" style:display-name="Titel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el1_7e_LT_7e_Hintergrundobjekte" style:display-name="Titel1~LT~Hintergrundobjekte" style:family="paragraph">
      <style:paragraph-properties style:text-autospace="none"/>
      <style:text-properties style:letter-kerning="true"/>
    </style:style>
    <style:style style:name="Titel1_7e_LT_7e_Hintergrund" style:display-name="Titel1~LT~Hintergrund" style:family="paragraph">
      <style:paragraph-properties fo:text-align="center" style:justify-single-word="false" style:text-autospac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5T11:18:59.63</meta:creation-date>
    <dc:date>2014-10-25T14:28:35.95</dc:date>
    <meta:editing-duration>PT9M3S</meta:editing-duration>
    <meta:editing-cycles>2</meta:editing-cycles>
    <meta:generator>LibreOffice/3.5$Windows_x86 LibreOffice_project/3215f89-f603614-ab984f2-7348103-1225a5b</meta:generator>
    <meta:document-statistic meta:table-count="0" meta:image-count="0" meta:object-count="0" meta:page-count="2" meta:paragraph-count="25" meta:word-count="253" meta:character-count="1935" meta:non-whitespace-character-count="1706"/>
  </office:meta>
</office:document-meta>
</file>